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8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id="id1" draw:layer="layout" svg:width="1.6cm" svg:height="1.6cm" svg:x="2cm" svg:y="4.2cm">
          <text:p text:style-name="P1">A</text:p>
        </draw:circle>
        <draw:circle draw:style-name="gr1" draw:text-style-name="P2" draw:id="id2" draw:layer="layout" svg:width="1.6cm" svg:height="1.6cm" svg:x="5.6cm" svg:y="0.8cm">
          <text:p text:style-name="P1">B</text:p>
        </draw:circle>
        <draw:circle draw:style-name="gr1" draw:text-style-name="P2" draw:id="id3" draw:layer="layout" svg:width="1.6cm" svg:height="1.6cm" svg:x="8.6cm" svg:y="4.2cm">
          <text:p text:style-name="P1">C</text:p>
        </draw:circle>
        <draw:connector draw:style-name="gr2" draw:text-style-name="P2" draw:layer="layout" draw:type="line" svg:x1="2.8cm" svg:y1="4.2cm" svg:x2="5.6cm" svg:y2="1.6cm" draw:start-shape="id1" draw:end-shape="id2" draw:end-glue-point="3">
          <text:p/>
        </draw:connector>
        <draw:connector draw:style-name="gr2" draw:text-style-name="P2" draw:layer="layout" draw:type="line" svg:x1="7.2cm" svg:y1="1.6cm" svg:x2="9.4cm" svg:y2="4.2cm" draw:start-shape="id2" draw:start-glue-point="1" draw:end-shape="id3" draw:end-glue-point="0">
          <text:p/>
        </draw:connector>
        <draw:connector draw:style-name="gr2" draw:text-style-name="P2" draw:layer="layout" draw:type="line" svg:x1="3.6cm" svg:y1="5cm" svg:x2="8.6cm" svg:y2="5cm" draw:start-shape="id1" draw:start-glue-point="1" draw:end-shape="id3" draw:end-glue-point="3">
          <text:p/>
        </draw:connector>
        <draw:circle draw:style-name="gr1" draw:text-style-name="P2" draw:id="id4" draw:layer="layout" svg:width="1.6cm" svg:height="1.6cm" svg:x="8.6cm" svg:y="8.4cm">
          <text:p text:style-name="P1">D</text:p>
        </draw:circle>
        <draw:connector draw:style-name="gr2" draw:text-style-name="P2" draw:layer="layout" draw:type="line" svg:x1="9.4cm" svg:y1="5.8cm" svg:x2="9.4cm" svg:y2="8.4cm" draw:start-shape="id3" draw:start-glue-point="2" draw:end-shape="id4" draw:end-glue-point="0">
          <text:p/>
        </draw:connector>
        <draw:frame draw:style-name="gr3" draw:text-style-name="P1" draw:layer="layout" svg:width="0.952cm" svg:height="1.072cm" svg:x="3.448cm" svg:y="1.928cm">
          <draw:text-box>
            <text:p text:style-name="P1">3</text:p>
          </draw:text-box>
        </draw:frame>
        <draw:frame draw:style-name="gr3" draw:text-style-name="P1" draw:layer="layout" svg:width="0.952cm" svg:height="1.072cm" svg:x="8.2cm" svg:y="1.928cm">
          <draw:text-box>
            <text:p text:style-name="P1">2</text:p>
          </draw:text-box>
        </draw:frame>
        <draw:frame draw:style-name="gr3" draw:text-style-name="P1" draw:layer="layout" svg:width="0.952cm" svg:height="1.072cm" svg:x="5.848cm" svg:y="5.128cm">
          <draw:text-box>
            <text:p text:style-name="P1">7</text:p>
          </draw:text-box>
        </draw:frame>
        <draw:frame draw:style-name="gr3" draw:text-style-name="P1" draw:layer="layout" svg:width="0.952cm" svg:height="1.072cm" svg:x="9.448cm" svg:y="6.328cm">
          <draw:text-box>
            <text:p text:style-name="P1">1</text:p>
          </draw:text-box>
        </draw:frame>
        <draw:connector draw:style-name="gr2" draw:text-style-name="P2" draw:layer="layout" draw:type="line" svg:x1="2.8cm" svg:y1="5.8cm" svg:x2="8.6cm" svg:y2="9.2cm" draw:start-shape="id1" draw:start-glue-point="2" draw:end-shape="id4" draw:end-glue-point="3">
          <text:p/>
        </draw:connector>
        <draw:frame draw:style-name="gr3" draw:text-style-name="P1" draw:layer="layout" svg:width="0.952cm" svg:height="1.072cm" svg:x="4.8cm" svg:y="7.6cm">
          <draw:text-box>
            <text:p text:style-name="P1"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15T13:52:38</meta:creation-date>
    <dc:date>2007-03-15T14:13:36</dc:date>
    <dc:language>de-DE</dc:language>
    <meta:editing-cycles>2</meta:editing-cycles>
    <meta:editing-duration>PT21M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